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-----CRIAR BANCO DE DADOS</text:span></text:p>
      <text:p text:style-name="P1"><text:span text:style-name="T1">create database projectlp</text:span></text:p>
      <text:p text:style-name="P1"><text:span text:style-name="T1">---criar tabelas</text:span></text:p>
      <text:p text:style-name="P1"><text:span text:style-name="T1">CREATE TABLE empresas(</text:span></text:p>
      <text:p text:style-name="P1"><text:span text:style-name="T1">empid int PRIMARY KEY NOT NULL UNIQUE,</text:span></text:p>
      <text:p text:style-name="P1"><text:span text:style-name="T1">nome varchar(20),</text:span></text:p>
      <text:p text:style-name="P1"><text:span text:style-name="T1">responsavel varchar(20)</text:span></text:p>
      <text:p text:style-name="P1"><text:span text:style-name="T1">)</text:span></text:p>
      <text:p text:style-name="P1"><text:span text:style-name="T1">----tabela decisoes</text:span></text:p>
      <text:p text:style-name="P1"><text:span text:style-name="T1"/></text:p>
      <text:p text:style-name="P1"><text:span text:style-name="T1">CREATE TABLE decisoes</text:span></text:p>
      <text:p text:style-name="P1"><text:span text:style-name="T1">(</text:span></text:p>
      <text:p text:style-name="P1"><text:span text:style-name="T1"><text:s text:c="2"/>codigo integer NOT NULL,</text:span></text:p>
      <text:p text:style-name="P1"><text:span text:style-name="T1"><text:s text:c="2"/>periodo integer,</text:span></text:p>
      <text:p text:style-name="P1"><text:span text:style-name="T1"><text:s text:c="2"/>preco double precision,</text:span></text:p>
      <text:p text:style-name="P1"><text:span text:style-name="T1"><text:s text:c="2"/>marketing double precision,</text:span></text:p>
      <text:p text:style-name="P1"><text:span text:style-name="T1"><text:s text:c="2"/>producao integer,</text:span></text:p>
      <text:p text:style-name="P1"><text:span text:style-name="T1"><text:s text:c="2"/>quantidade integer,</text:span></text:p>
      <text:p text:style-name="P1"><text:span text:style-name="T1"><text:s text:c="2"/>codigo_empresa integer,</text:span></text:p>
      <text:p text:style-name="P1"><text:span text:style-name="T1"><text:s text:c="2"/>CONSTRAINT decisoes_pkey PRIMARY KEY (codigo),</text:span></text:p>
      <text:p text:style-name="P1"><text:span text:style-name="T1"><text:s text:c="2"/>CONSTRAINT decisoes_codigo_empresa_fkey FOREIGN KEY (codigo_empresa)</text:span></text:p>
      <text:p text:style-name="P1"><text:span text:style-name="T1"><text:s text:c="6"/>REFERENCES empresas (empid) MATCH SIMPLE</text:span></text:p>
      <text:p text:style-name="P1"><text:span text:style-name="T1"><text:s text:c="6"/>ON UPDATE NO ACTION ON DELETE NO ACTION</text:span></text:p>
      <text:p text:style-name="P1"><text:span text:style-name="T1">)</text:span></text:p>
      <text:p text:style-name="P1"><text:span text:style-name="T1"/></text:p>
      <text:p text:style-name="P1"><text:span text:style-name="T1">--INSERIR DADOS NO BANCO</text:span></text:p>
      <text:p text:style-name="P2"><text:span text:style-name="T1">insert into empresas(empid, nome, responsavel)values (1,'C&amp;A','Roberto Carlos')</text:span></text:p>
      <text:p text:style-name="P2"><text:span text:style-name="T1">insert into empresas(empid, nome, responsavel)values (2,'Renner','Erasmo Carlos')</text:span></text:p>
      <text:p text:style-name="P2"><text:span text:style-name="T1"/></text:p>
      <text:p text:style-name="P2"><text:span text:style-name="T1">insert into decisoes(codigo,periodo,preco,marketing, producao, quantidade,codigo_empresa)values(1,1,1,80,20000,5000,1)</text:span></text:p>
      <text:p text:style-name="P3"><text:span text:style-name="T1">insert into decisoes(codigo,periodo,preco,marketing, producao, quantidade,codigo_empresa)values(2,2,1,90,10000,5000,2)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